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42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41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office:value-type="string" calcext:value-type="string">
            <text:p>Avignon</text:p>
          </table:table-cell>
          <table:table-cell office:value-type="float" office:value="100" calcext:value-type="float">
            <text:p>100</text:p>
          </table:table-cell>
          <table:table-cell table:style-name="ce13" table:formula="of:=[.F97]+[.E98]" office:value-type="float" office:value="5874.31" calcext:value-type="float">
            <text:p>5874</text:p>
          </table:table-cell>
          <table:table-cell office:value-type="float" office:value="298" calcext:value-type="float">
            <text:p>298</text:p>
          </table:table-cell>
          <table:table-cell table:style-name="ce13" table:formula="of:=[.H97]+[.G98]" office:value-type="float" office:value="40842" calcext:value-type="float">
            <text:p>40842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3.1" calcext:value-type="currency">
            <text:p>43,10 €</text:p>
          </table:table-cell>
          <table:table-cell office:value-type="currency" office:currency="EUR" office:value="12.1" calcext:value-type="currency">
            <text:p>12,10 €</text:p>
          </table:table-cell>
          <table:table-cell/>
          <table:table-cell table:formula="of:=[.K98]+[.L98]+[.M98]" office:value-type="currency" office:currency="EUR" office:value="55.2" calcext:value-type="currency">
            <text:p>55,20 €</text:p>
          </table:table-cell>
          <table:table-cell table:formula="of:=[.O97]+[.N98]" office:value-type="currency" office:currency="EUR" office:value="4839.0199" calcext:value-type="currency">
            <text:p>4 839,02 €</text:p>
          </table:table-cell>
          <table:table-cell table:style-name="ce19" table:formula="of:=[.A98]*budgetjour-[.O98]" office:value-type="currency" office:currency="EUR" office:value="10.9801000000043" calcext:value-type="currency">
            <text:p>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string" office:string-value="Avignon" calcext:value-type="string">
            <text:p>Avignon</text:p>
          </table:table-cell>
          <table:table-cell office:value-type="string" calcext:value-type="string">
            <text:p>Montélimar</text:p>
          </table:table-cell>
          <table:table-cell office:value-type="float" office:value="101" calcext:value-type="float">
            <text:p>101</text:p>
          </table:table-cell>
          <table:table-cell table:style-name="ce13" table:formula="of:=[.F98]+[.E99]" office:value-type="float" office:value="5975.31" calcext:value-type="float">
            <text:p>5975</text:p>
          </table:table-cell>
          <table:table-cell office:value-type="float" office:value="422" calcext:value-type="float">
            <text:p>422</text:p>
          </table:table-cell>
          <table:table-cell table:style-name="ce13" table:formula="of:=[.H98]+[.G99]" office:value-type="float" office:value="41264" calcext:value-type="float">
            <text:p>41264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01" calcext:value-type="currency">
            <text:p>53,01 €</text:p>
          </table:table-cell>
          <table:table-cell office:value-type="currency" office:currency="EUR" office:value="17.59" calcext:value-type="currency">
            <text:p>17,59 €</text:p>
          </table:table-cell>
          <table:table-cell/>
          <table:table-cell table:formula="of:=[.K99]+[.L99]+[.M99]" office:value-type="currency" office:currency="EUR" office:value="70.6" calcext:value-type="currency">
            <text:p>70,60 €</text:p>
          </table:table-cell>
          <table:table-cell table:formula="of:=[.O98]+[.N99]" office:value-type="currency" office:currency="EUR" office:value="4909.6199" calcext:value-type="currency">
            <text:p>4 909,62 €</text:p>
          </table:table-cell>
          <table:table-cell table:style-name="ce19" table:formula="of:=[.A99]*budgetjour-[.O99]" office:value-type="currency" office:currency="EUR" office:value="-9.61989999999605" calcext:value-type="currency">
            <text:p>-9,62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string" office:string-value="Montélimar" calcext:value-type="string">
            <text:p>Montélimar</text:p>
          </table:table-cell>
          <table:table-cell office:value-type="string" calcext:value-type="string">
            <text:p>Saint-Vallier</text:p>
          </table:table-cell>
          <table:table-cell office:value-type="float" office:value="105" calcext:value-type="float">
            <text:p>105</text:p>
          </table:table-cell>
          <table:table-cell table:style-name="ce13" table:formula="of:=[.F99]+[.E100]" office:value-type="float" office:value="6080.31" calcext:value-type="float">
            <text:p>6080</text:p>
          </table:table-cell>
          <table:table-cell office:value-type="float" office:value="306" calcext:value-type="float">
            <text:p>306</text:p>
          </table:table-cell>
          <table:table-cell table:style-name="ce13" table:formula="of:=[.H99]+[.G100]" office:value-type="float" office:value="41570" calcext:value-type="float">
            <text:p>41570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0.22" calcext:value-type="currency">
            <text:p>20,22 €</text:p>
          </table:table-cell>
          <table:table-cell office:value-type="currency" office:currency="EUR" office:value="11.77" calcext:value-type="currency">
            <text:p>11,77 €</text:p>
          </table:table-cell>
          <table:table-cell/>
          <table:table-cell table:formula="of:=[.K100]+[.L100]+[.M100]" office:value-type="currency" office:currency="EUR" office:value="31.99" calcext:value-type="currency">
            <text:p>31,99 €</text:p>
          </table:table-cell>
          <table:table-cell table:formula="of:=[.O99]+[.N100]" office:value-type="currency" office:currency="EUR" office:value="4941.6099" calcext:value-type="currency">
            <text:p>4 941,61 €</text:p>
          </table:table-cell>
          <table:table-cell table:style-name="ce19" table:formula="of:=[.A100]*budgetjour-[.O100]" office:value-type="currency" office:currency="EUR" office:value="8.39010000000417" calcext:value-type="currency">
            <text:p>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string" office:string-value="Saint-Vallier" calcext:value-type="string">
            <text:p>Saint-Vallier</text:p>
          </table:table-cell>
          <table:table-cell office:value-type="string" calcext:value-type="string">
            <text:p>Lyon</text:p>
          </table:table-cell>
          <table:table-cell office:value-type="float" office:value="83" calcext:value-type="float">
            <text:p>83</text:p>
          </table:table-cell>
          <table:table-cell table:style-name="ce13" table:formula="of:=[.F100]+[.E101]" office:value-type="float" office:value="6163.31" calcext:value-type="float">
            <text:p>6163</text:p>
          </table:table-cell>
          <table:table-cell office:value-type="float" office:value="326" calcext:value-type="float">
            <text:p>326</text:p>
          </table:table-cell>
          <table:table-cell table:style-name="ce13" table:formula="of:=[.H100]+[.G101]" office:value-type="float" office:value="41896" calcext:value-type="float">
            <text:p>41896</text:p>
          </table:table-cell>
          <table:table-cell office:value-type="float" office:value="14.92" calcext:value-type="float">
            <text:p>14,92</text:p>
          </table:table-cell>
          <table:table-cell office:value-type="string" calcext:value-type="string">
            <text:p>F1</text:p>
          </table:table-cell>
          <table:table-cell office:value-type="currency" office:currency="EUR" office:value="44.04" calcext:value-type="currency">
            <text:p>44,04 €</text:p>
          </table:table-cell>
          <table:table-cell office:value-type="currency" office:currency="EUR" office:value="27" calcext:value-type="currency">
            <text:p>27,00 €</text:p>
          </table:table-cell>
          <table:table-cell/>
          <table:table-cell table:formula="of:=[.K101]+[.L101]+[.M101]" office:value-type="currency" office:currency="EUR" office:value="71.04" calcext:value-type="currency">
            <text:p>71,04 €</text:p>
          </table:table-cell>
          <table:table-cell table:formula="of:=[.O100]+[.N101]" office:value-type="currency" office:currency="EUR" office:value="5012.6499" calcext:value-type="currency">
            <text:p>5 012,65 €</text:p>
          </table:table-cell>
          <table:table-cell table:style-name="ce19" table:formula="of:=[.A101]*budgetjour-[.O101]" office:value-type="currency" office:currency="EUR" office:value="-12.6498999999958" calcext:value-type="currency">
            <text:p>-12,65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string" office:string-value="Lyon" calcext:value-type="string">
            <text:p>Lyon</text:p>
          </table:table-cell>
          <table:table-cell table:number-columns-repeated="2"/>
          <table:table-cell table:style-name="ce13" table:formula="of:=[.F101]+[.E102]" office:value-type="float" office:value="6163.31" calcext:value-type="float">
            <text:p>6163</text:p>
          </table:table-cell>
          <table:table-cell/>
          <table:table-cell table:style-name="ce13" table:formula="of:=[.H101]+[.G102]" office:value-type="float" office:value="41896" calcext:value-type="float">
            <text:p>41896</text:p>
          </table:table-cell>
          <table:table-cell table:number-columns-repeated="5"/>
          <table:table-cell table:formula="of:=[.K102]+[.L102]+[.M102]" office:value-type="currency" office:currency="EUR" office:value="0" calcext:value-type="currency">
            <text:p>0,00 €</text:p>
          </table:table-cell>
          <table:table-cell table:formula="of:=[.O101]+[.N102]" office:value-type="currency" office:currency="EUR" office:value="5012.6499" calcext:value-type="currency">
            <text:p>5 012,65 €</text:p>
          </table:table-cell>
          <table:table-cell table:style-name="ce19" table:formula="of:=[.A102]*budgetjour-[.O102]" office:value-type="currency" office:currency="EUR" office:value="37.3501000000042" calcext:value-type="currency">
            <text:p>3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6163.31" calcext:value-type="float">
            <text:p>6163</text:p>
          </table:table-cell>
          <table:table-cell/>
          <table:table-cell table:style-name="ce13" table:formula="of:=[.H102]+[.G103]" office:value-type="float" office:value="41896" calcext:value-type="float">
            <text:p>41896</text:p>
          </table:table-cell>
          <table:table-cell table:number-columns-repeated="5"/>
          <table:table-cell table:formula="of:=[.K103]+[.L103]+[.M103]" office:value-type="currency" office:currency="EUR" office:value="0" calcext:value-type="currency">
            <text:p>0,00 €</text:p>
          </table:table-cell>
          <table:table-cell table:formula="of:=[.O102]+[.N103]" office:value-type="currency" office:currency="EUR" office:value="5012.6499" calcext:value-type="currency">
            <text:p>5 012,65 €</text:p>
          </table:table-cell>
          <table:table-cell table:style-name="ce19" table:formula="of:=[.A103]*budgetjour-[.O103]" office:value-type="currency" office:currency="EUR" office:value="87.3501000000042" calcext:value-type="currency">
            <text:p>8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6163.31" calcext:value-type="float">
            <text:p>6163</text:p>
          </table:table-cell>
          <table:table-cell/>
          <table:table-cell table:style-name="ce13" table:formula="of:=[.H103]+[.G104]" office:value-type="float" office:value="41896" calcext:value-type="float">
            <text:p>41896</text:p>
          </table:table-cell>
          <table:table-cell table:number-columns-repeated="5"/>
          <table:table-cell table:formula="of:=[.K104]+[.L104]+[.M104]" office:value-type="currency" office:currency="EUR" office:value="0" calcext:value-type="currency">
            <text:p>0,00 €</text:p>
          </table:table-cell>
          <table:table-cell table:formula="of:=[.O103]+[.N104]" office:value-type="currency" office:currency="EUR" office:value="5012.6499" calcext:value-type="currency">
            <text:p>5 012,65 €</text:p>
          </table:table-cell>
          <table:table-cell table:style-name="ce19" table:formula="of:=[.A104]*budgetjour-[.O104]" office:value-type="currency" office:currency="EUR" office:value="137.350100000004" calcext:value-type="currency">
            <text:p>13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6163.31" calcext:value-type="float">
            <text:p>6163</text:p>
          </table:table-cell>
          <table:table-cell/>
          <table:table-cell table:style-name="ce13" table:formula="of:=[.H104]+[.G105]" office:value-type="float" office:value="41896" calcext:value-type="float">
            <text:p>41896</text:p>
          </table:table-cell>
          <table:table-cell table:number-columns-repeated="5"/>
          <table:table-cell table:formula="of:=[.K105]+[.L105]+[.M105]" office:value-type="currency" office:currency="EUR" office:value="0" calcext:value-type="currency">
            <text:p>0,00 €</text:p>
          </table:table-cell>
          <table:table-cell table:formula="of:=[.O104]+[.N105]" office:value-type="currency" office:currency="EUR" office:value="5012.6499" calcext:value-type="currency">
            <text:p>5 012,65 €</text:p>
          </table:table-cell>
          <table:table-cell table:style-name="ce19" table:formula="of:=[.A105]*budgetjour-[.O105]" office:value-type="currency" office:currency="EUR" office:value="187.350100000004" calcext:value-type="currency">
            <text:p>18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6163.31" calcext:value-type="float">
            <text:p>6163</text:p>
          </table:table-cell>
          <table:table-cell/>
          <table:table-cell table:style-name="ce13" table:formula="of:=[.H105]+[.G106]" office:value-type="float" office:value="41896" calcext:value-type="float">
            <text:p>41896</text:p>
          </table:table-cell>
          <table:table-cell table:number-columns-repeated="5"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5012.6499" calcext:value-type="currency">
            <text:p>5 012,65 €</text:p>
          </table:table-cell>
          <table:table-cell table:style-name="ce19" table:formula="of:=[.A106]*budgetjour-[.O106]" office:value-type="currency" office:currency="EUR" office:value="237.350100000004" calcext:value-type="currency">
            <text:p>23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2-10-11" calcext:value-type="date">
            <text:p>mar. 11 oct.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6163.31" calcext:value-type="float">
            <text:p>6163</text:p>
          </table:table-cell>
          <table:table-cell/>
          <table:table-cell table:style-name="ce13" table:formula="of:=[.H106]+[.G107]" office:value-type="float" office:value="41896" calcext:value-type="float">
            <text:p>41896</text:p>
          </table:table-cell>
          <table:table-cell table:number-columns-repeated="5"/>
          <table:table-cell table:formula="of:=[.K107]+[.L107]+[.M107]" office:value-type="currency" office:currency="EUR" office:value="0" calcext:value-type="currency">
            <text:p>0,00 €</text:p>
          </table:table-cell>
          <table:table-cell table:formula="of:=[.O106]+[.N107]" office:value-type="currency" office:currency="EUR" office:value="5012.6499" calcext:value-type="currency">
            <text:p>5 012,65 €</text:p>
          </table:table-cell>
          <table:table-cell table:style-name="ce19" table:formula="of:=[.A107]*budgetjour-[.O107]" office:value-type="currency" office:currency="EUR" office:value="287.350100000004" calcext:value-type="currency">
            <text:p>28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2-10-12" calcext:value-type="date">
            <text:p>mer. 12 oct.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6163.31" calcext:value-type="float">
            <text:p>6163</text:p>
          </table:table-cell>
          <table:table-cell/>
          <table:table-cell table:style-name="ce13" table:formula="of:=[.H107]+[.G108]" office:value-type="float" office:value="41896" calcext:value-type="float">
            <text:p>41896</text:p>
          </table:table-cell>
          <table:table-cell table:number-columns-repeated="5"/>
          <table:table-cell table:formula="of:=[.K108]+[.L108]+[.M108]" office:value-type="currency" office:currency="EUR" office:value="0" calcext:value-type="currency">
            <text:p>0,00 €</text:p>
          </table:table-cell>
          <table:table-cell table:formula="of:=[.O107]+[.N108]" office:value-type="currency" office:currency="EUR" office:value="5012.6499" calcext:value-type="currency">
            <text:p>5 012,65 €</text:p>
          </table:table-cell>
          <table:table-cell table:style-name="ce19" table:formula="of:=[.A108]*budgetjour-[.O108]" office:value-type="currency" office:currency="EUR" office:value="337.350100000004" calcext:value-type="currency">
            <text:p>33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2-10-13" calcext:value-type="date">
            <text:p>jeu. 13 oct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6163.31" calcext:value-type="float">
            <text:p>6163</text:p>
          </table:table-cell>
          <table:table-cell/>
          <table:table-cell table:style-name="ce13" table:formula="of:=[.H108]+[.G109]" office:value-type="float" office:value="41896" calcext:value-type="float">
            <text:p>41896</text:p>
          </table:table-cell>
          <table:table-cell table:number-columns-repeated="5"/>
          <table:table-cell table:formula="of:=[.K109]+[.L109]+[.M109]" office:value-type="currency" office:currency="EUR" office:value="0" calcext:value-type="currency">
            <text:p>0,00 €</text:p>
          </table:table-cell>
          <table:table-cell table:formula="of:=[.O108]+[.N109]" office:value-type="currency" office:currency="EUR" office:value="5012.6499" calcext:value-type="currency">
            <text:p>5 012,65 €</text:p>
          </table:table-cell>
          <table:table-cell table:style-name="ce19" table:formula="of:=[.A109]*budgetjour-[.O109]" office:value-type="currency" office:currency="EUR" office:value="387.350100000004" calcext:value-type="currency">
            <text:p>38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2-10-14" calcext:value-type="date">
            <text:p>ven. 14 oct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6163.31" calcext:value-type="float">
            <text:p>6163</text:p>
          </table:table-cell>
          <table:table-cell/>
          <table:table-cell table:style-name="ce13" table:formula="of:=[.H109]+[.G110]" office:value-type="float" office:value="41896" calcext:value-type="float">
            <text:p>41896</text:p>
          </table:table-cell>
          <table:table-cell table:number-columns-repeated="5"/>
          <table:table-cell table:formula="of:=[.K110]+[.L110]+[.M110]" office:value-type="currency" office:currency="EUR" office:value="0" calcext:value-type="currency">
            <text:p>0,00 €</text:p>
          </table:table-cell>
          <table:table-cell table:formula="of:=[.O109]+[.N110]" office:value-type="currency" office:currency="EUR" office:value="5012.6499" calcext:value-type="currency">
            <text:p>5 012,65 €</text:p>
          </table:table-cell>
          <table:table-cell table:style-name="ce19" table:formula="of:=[.A110]*budgetjour-[.O110]" office:value-type="currency" office:currency="EUR" office:value="437.350100000004" calcext:value-type="currency">
            <text:p>43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2-10-15" calcext:value-type="date">
            <text:p>sam. 15 oct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6163.31" calcext:value-type="float">
            <text:p>6163</text:p>
          </table:table-cell>
          <table:table-cell/>
          <table:table-cell table:style-name="ce13" table:formula="of:=[.H110]+[.G111]" office:value-type="float" office:value="41896" calcext:value-type="float">
            <text:p>41896</text:p>
          </table:table-cell>
          <table:table-cell table:number-columns-repeated="5"/>
          <table:table-cell table:formula="of:=[.K111]+[.L111]+[.M111]" office:value-type="currency" office:currency="EUR" office:value="0" calcext:value-type="currency">
            <text:p>0,00 €</text:p>
          </table:table-cell>
          <table:table-cell table:formula="of:=[.O110]+[.N111]" office:value-type="currency" office:currency="EUR" office:value="5012.6499" calcext:value-type="currency">
            <text:p>5 012,65 €</text:p>
          </table:table-cell>
          <table:table-cell table:style-name="ce19" table:formula="of:=[.A111]*budgetjour-[.O111]" office:value-type="currency" office:currency="EUR" office:value="487.350100000004" calcext:value-type="currency">
            <text:p>487,35 €</text:p>
          </table:table-cell>
          <table:table-cell table:number-columns-repeated="2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2-10-16" calcext:value-type="date">
            <text:p>dim. 16 oct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6163.31" calcext:value-type="float">
            <text:p>6163</text:p>
          </table:table-cell>
          <table:table-cell/>
          <table:table-cell table:style-name="ce13" table:formula="of:=[.H111]+[.G112]" office:value-type="float" office:value="41896" calcext:value-type="float">
            <text:p>41896</text:p>
          </table:table-cell>
          <table:table-cell table:number-columns-repeated="5"/>
          <table:table-cell table:formula="of:=[.K112]+[.L112]+[.M112]" office:value-type="currency" office:currency="EUR" office:value="0" calcext:value-type="currency">
            <text:p>0,00 €</text:p>
          </table:table-cell>
          <table:table-cell table:formula="of:=[.O111]+[.N112]" office:value-type="currency" office:currency="EUR" office:value="5012.6499" calcext:value-type="currency">
            <text:p>5 012,65 €</text:p>
          </table:table-cell>
          <table:table-cell table:style-name="ce19" table:formula="of:=[.A112]*budgetjour-[.O112]" office:value-type="currency" office:currency="EUR" office:value="537.350100000004" calcext:value-type="currency">
            <text:p>537,35 €</text:p>
          </table:table-cell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12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table:number-columns-repeated="7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table:number-columns-repeated="7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table:number-columns-repeated="7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table:number-columns-repeated="7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table:number-columns-repeated="7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05T21:37:48.984000000</dc:date>
    <meta:editing-duration>P71DT11H13M38S</meta:editing-duration>
    <meta:editing-cycles>169</meta:editing-cycles>
    <meta:document-statistic meta:table-count="6" meta:cell-count="2146" meta:object-count="0"/>
  </office:meta>
</office:document-meta>
</file>